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Fira Code" svg:font-family="'Fira Cod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1b6f62"/>
    </style:style>
    <style:style style:name="P2" style:family="paragraph" style:parent-style-name="Standard">
      <style:paragraph-properties fo:text-align="justify" style:justify-single-word="false"/>
      <style:text-properties officeooo:rsid="00195c2f" officeooo:paragraph-rsid="00195c2f"/>
    </style:style>
    <style:style style:name="P3" style:family="paragraph" style:parent-style-name="Standard">
      <style:paragraph-properties fo:text-align="justify" style:justify-single-word="false"/>
      <style:text-properties fo:font-size="6pt" officeooo:rsid="00195c2f" officeooo:paragraph-rsid="00195c2f" style:font-size-asian="5.25pt" style:font-size-complex="6pt"/>
    </style:style>
    <style:style style:name="P4" style:family="paragraph" style:parent-style-name="Text_20_body">
      <style:text-properties officeooo:rsid="000de863" officeooo:paragraph-rsid="000de863"/>
    </style:style>
    <style:style style:name="P5" style:family="paragraph" style:parent-style-name="Text_20_body">
      <style:paragraph-properties fo:text-align="justify" style:justify-single-word="false"/>
      <style:text-properties officeooo:paragraph-rsid="00112aa0"/>
    </style:style>
    <style:style style:name="P6" style:family="paragraph" style:parent-style-name="Text_20_body" style:list-style-name="L2">
      <style:paragraph-properties fo:text-align="justify" style:justify-single-word="false"/>
      <style:text-properties officeooo:paragraph-rsid="00112aa0"/>
    </style:style>
    <style:style style:name="P7" style:family="paragraph" style:parent-style-name="Text_20_body">
      <style:paragraph-properties fo:text-align="justify" style:justify-single-word="false"/>
      <style:text-properties officeooo:paragraph-rsid="0015c18f"/>
    </style:style>
    <style:style style:name="P8" style:family="paragraph" style:parent-style-name="Text_20_body">
      <style:paragraph-properties fo:text-align="justify" style:justify-single-word="false"/>
      <style:text-properties officeooo:paragraph-rsid="00168990"/>
    </style:style>
    <style:style style:name="P9" style:family="paragraph" style:parent-style-name="Text_20_body">
      <style:paragraph-properties fo:text-align="justify" style:justify-single-word="false"/>
      <style:text-properties officeooo:paragraph-rsid="0018116b"/>
    </style:style>
    <style:style style:name="P10" style:family="paragraph" style:parent-style-name="Text_20_body">
      <style:paragraph-properties fo:text-align="justify" style:justify-single-word="false"/>
      <style:text-properties officeooo:paragraph-rsid="00195c2f"/>
    </style:style>
    <style:style style:name="P11" style:family="paragraph" style:parent-style-name="Text_20_body">
      <style:paragraph-properties fo:text-align="justify" style:justify-single-word="false"/>
      <style:text-properties officeooo:paragraph-rsid="001b6f62"/>
    </style:style>
    <style:style style:name="P12" style:family="paragraph" style:parent-style-name="Text_20_body" style:list-style-name="L2">
      <style:paragraph-properties fo:text-align="justify" style:justify-single-word="false"/>
      <style:text-properties officeooo:rsid="00112aa0" officeooo:paragraph-rsid="00112aa0"/>
    </style:style>
    <style:style style:name="P13" style:family="paragraph" style:parent-style-name="Text_20_body" style:list-style-name="L2">
      <style:paragraph-properties fo:text-align="justify" style:justify-single-word="false"/>
      <style:text-properties officeooo:rsid="0012b5cb" officeooo:paragraph-rsid="0012b5cb"/>
    </style:style>
    <style:style style:name="P14" style:family="paragraph" style:parent-style-name="Text_20_body">
      <style:paragraph-properties fo:text-align="justify" style:justify-single-word="false"/>
      <style:text-properties officeooo:rsid="00143ba4" officeooo:paragraph-rsid="00143ba4"/>
    </style:style>
    <style:style style:name="P15" style:family="paragraph" style:parent-style-name="Text_20_body">
      <style:paragraph-properties fo:text-align="justify" style:justify-single-word="false"/>
      <style:text-properties officeooo:rsid="00168990" officeooo:paragraph-rsid="00168990"/>
    </style:style>
    <style:style style:name="P16" style:family="paragraph" style:parent-style-name="Text_20_body">
      <style:paragraph-properties fo:text-align="justify" style:justify-single-word="false"/>
      <style:text-properties officeooo:rsid="001ac279" officeooo:paragraph-rsid="001ac279"/>
    </style:style>
    <style:style style:name="P17" style:family="paragraph" style:parent-style-name="Text_20_body">
      <style:paragraph-properties fo:text-align="justify" style:justify-single-word="false" fo:break-before="page"/>
      <style:text-properties officeooo:rsid="00160127" officeooo:paragraph-rsid="00160127"/>
    </style:style>
    <style:style style:name="P18" style:family="paragraph" style:parent-style-name="Text_20_body">
      <style:paragraph-properties fo:margin-top="0cm" fo:margin-bottom="0.046cm" loext:contextual-spacing="false" fo:text-align="justify" style:justify-single-word="false"/>
      <style:text-properties officeooo:paragraph-rsid="001ac279"/>
    </style:style>
    <style:style style:name="P19" style:family="paragraph" style:parent-style-name="Text_20_body">
      <style:paragraph-properties fo:margin-top="0cm" fo:margin-bottom="0cm" loext:contextual-spacing="false" fo:text-align="justify" style:justify-single-word="false"/>
      <style:text-properties style:font-name="Fira Code" fo:font-size="6pt" officeooo:paragraph-rsid="0018116b" style:font-size-asian="5.25pt" style:font-size-complex="6pt"/>
    </style:style>
    <style:style style:name="P20" style:family="paragraph" style:parent-style-name="Text_20_body">
      <style:paragraph-properties fo:margin-left="1.251cm" fo:margin-right="0cm" fo:margin-top="0cm" fo:margin-bottom="0cm" loext:contextual-spacing="false" fo:text-align="justify" style:justify-single-word="false" fo:text-indent="0cm" style:auto-text-indent="false"/>
      <style:text-properties fo:color="#000000" style:font-name="Fira Code" fo:font-size="10pt" officeooo:paragraph-rsid="0018116b" style:font-size-asian="10pt" style:font-size-complex="10pt"/>
    </style:style>
    <style:style style:name="P21" style:family="paragraph" style:parent-style-name="Text_20_body">
      <style:paragraph-properties fo:margin-left="1.251cm" fo:margin-right="0cm" fo:margin-top="0cm" fo:margin-bottom="0cm" loext:contextual-spacing="false" fo:text-align="justify" style:justify-single-word="false" fo:text-indent="0cm" style:auto-text-indent="false"/>
      <style:text-properties fo:color="#000000" officeooo:paragraph-rsid="0018116b"/>
    </style:style>
    <style:style style:name="P22" style:family="paragraph" style:parent-style-name="Text_20_body">
      <style:paragraph-properties fo:margin-left="1.251cm" fo:margin-right="0cm" fo:margin-top="0cm" fo:margin-bottom="0cm" loext:contextual-spacing="false" fo:text-align="justify" style:justify-single-word="false" fo:text-indent="0cm" style:auto-text-indent="false"/>
      <style:text-properties fo:color="#000000" fo:font-size="6pt" officeooo:paragraph-rsid="0018116b" style:font-size-asian="5.25pt" style:font-size-complex="6pt"/>
    </style:style>
    <style:style style:name="P23" style:family="paragraph" style:parent-style-name="Title">
      <style:text-properties officeooo:rsid="000de863" officeooo:paragraph-rsid="000de863"/>
    </style:style>
    <style:style style:name="T1" style:family="text">
      <style:text-properties officeooo:rsid="000de863"/>
    </style:style>
    <style:style style:name="T2" style:family="text">
      <style:text-properties officeooo:rsid="000e3564"/>
    </style:style>
    <style:style style:name="T3" style:family="text">
      <style:text-properties officeooo:rsid="00112aa0"/>
    </style:style>
    <style:style style:name="T4" style:family="text">
      <style:text-properties officeooo:rsid="0012b5cb"/>
    </style:style>
    <style:style style:name="T5" style:family="text">
      <style:text-properties officeooo:rsid="00143ba4"/>
    </style:style>
    <style:style style:name="T6" style:family="text">
      <style:text-properties officeooo:rsid="0015c18f"/>
    </style:style>
    <style:style style:name="T7" style:family="text">
      <style:text-properties officeooo:rsid="00168990"/>
    </style:style>
    <style:style style:name="T8" style:family="text">
      <style:text-properties officeooo:rsid="0018116b"/>
    </style:style>
    <style:style style:name="T9" style:family="text">
      <style:text-properties style:font-name="Fira Code"/>
    </style:style>
    <style:style style:name="T10" style:family="text">
      <style:text-properties style:font-name="Fira Code" fo:font-size="10pt" style:font-size-asian="10pt" style:font-size-complex="10pt"/>
    </style:style>
    <style:style style:name="T11" style:family="text">
      <style:text-properties officeooo:rsid="00195c2f"/>
    </style:style>
    <style:style style:name="T12" style:family="text">
      <style:text-properties officeooo:rsid="001ac279"/>
    </style:style>
    <style:style style:name="T13" style:family="text">
      <style:text-properties officeooo:rsid="001b610e"/>
    </style:style>
    <style:style style:name="T14" style:family="text">
      <style:text-properties officeooo:rsid="001b6f62"/>
    </style:style>
    <style:style style:name="T15" style:family="text">
      <style:text-properties fo:font-style="italic"/>
    </style:style>
    <style:style style:name="T16" style:family="text">
      <style:text-properties fo:color="#000000"/>
    </style:style>
    <style:style style:name="T17" style:family="text">
      <style:text-properties fo:color="#000000"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2">Software </text:span>Behavioural Design Techniques</text:p>
      <text:p text:style-name="P4"/>
      <text:p text:style-name="P11"><text:span text:style-name="T1">Behavioural design techniques extend both test driven development and domain-driven design by asking how software should behave, alongside traditional software testing </text:span><text:bookmark text:name="js-intext-string-0"/><text:span text:style-name="T16">(North, 2006)</text:span><text:span text:style-name="T1">. This system can be more useful for software development than standard testing driven development due to the focus on behaviour rather than technical functionality, producing software that better fits design criteria.</text:span></text:p>
      <text:h text:style-name="P1" text:outline-level="3">Test Driven Development <text:bookmark text:name="js-intext-string-1"/>(Powell-Morse, 2017)<text:span text:style-name="T4"> </text:span><text:bookmark text:name="js-intext-string-2"/>(Agile Alliance, n.d.)</text:h>
      <text:p text:style-name="P5"><text:span text:style-name="T3">Test driven development involves using tests for software, identifying a set of technical criteria <text:s/>for a segment of code to meet. Having a test allows for the code to be altered to meet said criteria. There are five key steps to testing, iterated many times over development as new tests are devised and implemented. Additionally, one of the steps involves refactoring code for optimisation and simplification, which is a dedicated step to making sure that the code devised meets the criteria in the best way possible.</text:span></text:p>
      <text:list xml:id="list1767850688" text:style-name="L2">
        <text:list-item>
          <text:p text:style-name="P12">A test and set of technical criteria is determined.</text:p>
        </text:list-item>
        <text:list-item>
          <text:p text:style-name="P6"><text:span text:style-name="T3">The code is confirmed to fail the test.</text:span></text:p>
        </text:list-item>
        <text:list-item>
          <text:p text:style-name="P12">The code is improved or rewritten to pass the test.</text:p>
        </text:list-item>
        <text:list-item>
          <text:p text:style-name="P12">The test is confirmed to pass.</text:p>
        </text:list-item>
        <text:list-item>
          <text:p text:style-name="P13">Code should be refactored for optimisation and simplification.</text:p>
        </text:list-item>
        <text:list-item>
          <text:p text:style-name="P13">Repeat from step one.</text:p>
        </text:list-item>
      </text:list>
      <text:p text:style-name="P14">Some of the disadvantages of this method compared to behavioural driven development are that tests are designed to be as simple as possible in each given context, in order to make passing the tests as easy as possible. This results in many simple tests, which makes more abstract concepts of correct behaviour less attainable. Additionally, there’s a large time investment with test driven development that may not be present in behavioural development, owed to the greater quantity and specificity of the tests.</text:p>
      <text:h text:style-name="P1" text:outline-level="3"><text:span text:style-name="T5">Domain-Driven Design </text:span><text:bookmark text:name="js-intext-string-11"/>(Powell-Morse, 2017)<text:span text:style-name="T5"> </text:span><text:bookmark text:name="js-intext-string-3"/>(Dddcommunity.org, 2007)</text:h>
      <text:p text:style-name="P7"><text:span text:style-name="T6">On the other end of the scale, domain driven design reflects an approach to development that involves focussing entirely on the core ‘domain’, in this case referring to the overall project and the extent of what the project requires for development. This differs greatly from test driven development, focussing on the abstract requirements of the codebase rather than the functionality of individual pieces of code. This general view of the design of software can be incredibly useful with development, simplifying communication and understanding revolving around the project as a whole.</text:span></text:p>
      <text:p text:style-name="P17">Some key concepts of Domain-Driven Design is that a domain contains models, which describe a series of abstractions and solutions related to the domain. <text:span text:style-name="T7">An important part of how this relates to project management is that the language utilised should be ubiquitous, in order to assist with understanding within the team, with relation to the domain and models therein.</text:span></text:p>
      <text:p text:style-name="P8"><text:span text:style-name="T7">Some obvious disadvantages of this model are the general difficulty with specificity compared to test driven development and behaviour driven development. For this reason, domain-driven design can be difficult to apply to complex solutions, instead relying on the possibility of complex domains. This means that this system is better suited for larger projects, instead of projects with complicated technical issues.</text:span></text:p>
      <text:h text:style-name="P1" text:outline-level="3">Behaviour-Driven Development <text:bookmark text:name="js-intext-string-01"/><text:span text:style-name="T16">(North, 2006)</text:span><text:span text:style-name="T8"> </text:span><text:bookmark text:name="js-intext-string-13"/>(Powell-Morse, 2017)</text:h>
      <text:p text:style-name="P15">Serving as a middle-ground between these two other methods, behaviour-driven development focusses on the behaviour of elements within a domain, using tests to gauge behaviour, rather than technical implementation. <text:span text:style-name="T8">This combines the general concepts of domain-driven design and test driven development, utilising the general focus of the former with the improved specificity of the latter.</text:span></text:p>
      <text:p text:style-name="P9"><text:span text:style-name="T8">This method allows for abstract and general requirements to be identified and met, identifying behaviours that users would expect and recognise during usage. While this method doesn’t require a particular format, Dan North, who proposed the method in 2006, states that tests should generally appear as user stories, outlining a narrative and scenario with expectations and context.</text:span></text:p>
      <text:p text:style-name="P19"/>
      <text:p text:style-name="P20">Title (one line describing the story)</text:p>
      <text:p text:style-name="P20"/>
      <text:p text:style-name="P20">Narrative:</text:p>
      <text:p text:style-name="P20">As a <text:s text:c="3"/>[role]</text:p>
      <text:p text:style-name="P20">I want <text:s/>[feature]</text:p>
      <text:p text:style-name="P20">So that [benefit]</text:p>
      <text:p text:style-name="P20"/>
      <text:p text:style-name="P20">Acceptance Criteria: (presented as Scenarios)</text:p>
      <text:p text:style-name="P20"/>
      <text:p text:style-name="P20">Scenario: Title</text:p>
      <text:p text:style-name="P20">Given [context]</text:p>
      <text:p text:style-name="P20">When <text:s/>[event]</text:p>
      <text:p text:style-name="P21"><text:span text:style-name="T10">Then <text:s/>[outcome]</text:span></text:p>
      <text:p text:style-name="P22"><text:span text:style-name="T9"/></text:p>
      <text:p text:style-name="P2"><text:bookmark text:name="js-intext-string-12"/>(Powell-Morse, 2017)</text:p>
      <text:p text:style-name="P3"/>
      <text:p text:style-name="P10"><text:span text:style-name="T11">Using this method, it’s clear that complex scenarios can be illustrated, with many sets of scenarios involving specific contexts and outcomes for each event. Additionally, these context requirements and outcome requirements can be easily translated into test plans, provided they have been written in a way that implies simple conditions and outcomes.</text:span></text:p>
      <text:p text:style-name="P18"><text:span text:style-name="T12">This system has clear advantages over the other two, combining the best features of each <text:s/>in order to identify both general and specific requirements. Due to the nature of features being based on conceptual behavioural ideas, the likelihood of a feature being missed or implemented incorrectly are lowered. As well as this, the standard style of user stories or tests allows for features to be understood easily, using a form of ubiquitous language (similar to domain-driven design).</text:span></text:p>
      <text:p text:style-name="P16"><text:soft-page-break/>Some of the disadvantages are that the method can rely on outside feedback, especially when user stories are utilised, as having an accurate list of potential stories and expectations can be key for software that fits for the target audience. As well as this, this system relies on specification before development, outlining general structures and system requirements in a very abstract manner. This is also true for test driven development, <text:span text:style-name="T13">due to the method involving specific segments of code.</text:span></text:p>
      <text:h text:style-name="Heading_20_2" text:outline-level="2">Bibliograph<text:span text:style-name="T14">y</text:span></text:h>
      <text:p text:style-name="Text_20_body"><text:bookmark text:name="js-reference-string-0"/><text:span text:style-name="T16">North, D. (2006). </text:span><text:span text:style-name="T17">Introducing BDD</text:span><text:span text:style-name="T16">. [online] Dan North &amp; Associates. Available at: https://dannorth.net/introducing-bdd/ [Accessed 12 Jan. 2020].</text:span></text:p>
      <text:p text:style-name="Text_20_body"><text:bookmark text:name="js-reference-string-1"/><text:span text:style-name="T16">Powell-Morse, A. (2017). </text:span><text:span text:style-name="T17">Test-Driven Development - What is it and how do you use it?</text:span><text:span text:style-name="T16">. [online] Airbrake Blog. Available at: https://airbrake.io/blog/sdlc/test-driven-development [Accessed 12 Jan. 2020].</text:span></text:p>
      <text:p text:style-name="Text_20_body"><text:bookmark text:name="js-reference-string-2"/>Agile Alliance. (n.d.). <text:span text:style-name="T15">What is Test Driven Development (TDD)?</text:span>. [online] Available at: https://www.agilealliance.org/glossary/tdd/ [Accessed 12 Jan. 2020].</text:p>
      <text:p text:style-name="Text_20_body"><text:bookmark text:name="js-reference-string-11"/><text:span text:style-name="T16">Powell-Morse, A. (2017). </text:span><text:span text:style-name="T17">Domain-Driven Design - What is it and how do you use it?</text:span><text:span text:style-name="T16">. [online] Airbrake Blog. Available at: https://airbrake.io/blog/software-design/domain-driven-design [Accessed 12 Jan. 2020].</text:span></text:p>
      <text:p text:style-name="Text_20_body"><text:bookmark text:name="js-reference-string-3"/><text:span text:style-name="T16">Dddcommunity.org. (2007). </text:span><text:span text:style-name="T17">What is Domain-Driven Design?</text:span><text:span text:style-name="T16">. [online] Available at: https://dddcommunity.org/learning-ddd/what_is_ddd/ [Accessed 12 Jan. 2020].</text:span></text:p>
      <text:p text:style-name="Text_20_body"><text:bookmark text:name="js-reference-string-12"/>Powell-Morse, A. (2017). <text:span text:style-name="T15">Behavior-Driven Development: What is it and how do you use it?</text:span>. [online] Airbrake Blog. Available at: https://airbrake.io/blog/software-design/behavior-driven-development [Accessed 12 Jan. 20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Fira Code" svg:font-family="'Fira Cod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0-01-12T21:07:59.191340449</dc:date>
    <meta:editing-duration>PT9M2S</meta:editing-duration>
    <meta:editing-cycles>5</meta:editing-cycles>
    <meta:generator>LibreOffice/6.3.4.2.0$Linux_X86_64 LibreOffice_project/1e2df71cb6a569bbaaffb70308950743964880ae</meta:generator>
    <meta:document-statistic meta:table-count="0" meta:image-count="0" meta:object-count="0" meta:page-count="3" meta:paragraph-count="39" meta:word-count="980" meta:character-count="6713" meta:non-whitespace-character-count="5770"/>
  </office:meta>
</office:document-meta>
</file>